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333333" draw:textarea-horizontal-align="justify" draw:textarea-vertical-align="middle" draw:auto-grow-height="false" fo:min-height="1.967cm" fo:min-width="1.497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3.815cm" fo:min-width="4.458cm"/>
    </style:style>
    <style:style style:name="gr3" style:family="graphic" style:parent-style-name="standard">
      <style:graphic-properties svg:stroke-color="#666666" draw:fill-color="#333333" draw:textarea-horizontal-align="justify" draw:textarea-vertical-align="middle" draw:auto-grow-height="false" fo:min-height="1.256cm" fo:min-width="0.858cm"/>
    </style:style>
    <style:style style:name="gr4" style:family="graphic" style:parent-style-name="standard">
      <style:graphic-properties svg:stroke-color="#666666" draw:fill-color="#333333" draw:textarea-horizontal-align="justify" draw:textarea-vertical-align="middle" draw:auto-grow-height="false" fo:min-height="1.256cm" fo:min-width="0.857cm"/>
    </style:style>
    <style:style style:name="gr5" style:family="graphic" style:parent-style-name="objectwithoutfill">
      <style:graphic-properties svg:stroke-color="#009933" draw:marker-end="Arrow" draw:marker-end-width="0.3cm" draw:fill="none" draw:textarea-vertical-align="middle"/>
    </style:style>
    <style:style style:name="gr6" style:family="graphic" style:parent-style-name="standard">
      <style:graphic-properties svg:stroke-color="#333333" draw:fill-color="#ccff00" draw:textarea-horizontal-align="justify" draw:textarea-vertical-align="middle" draw:auto-grow-height="false" fo:min-height="0.576cm" fo:min-width="3.57cm"/>
    </style:style>
    <style:style style:name="P1" style:family="paragraph"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cff00"/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996cm" svg:height="2.511cm" svg:x="4.603cm" svg:y="14.986cm">
          <text:p text:style-name="P1">Fil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4.957cm" svg:height="6.502cm" svg:x="3.109cm" svg:y="18.88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VCS 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1.357cm" svg:height="1.706cm" svg:x="3.251cm" svg:y="21.545cm">
          <text:p text:style-name="P1">V. 1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1.356cm" svg:height="1.706cm" svg:x="4.925cm" svg:y="21.545cm">
          <text:p text:style-name="P1">V. 2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xml:id="id2" draw:id="id2" draw:layer="layout" svg:width="1.356cm" svg:height="1.706cm" svg:x="6.547cm" svg:y="21.545cm">
          <text:p text:style-name="P1">V. 3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4" draw:layer="layout" draw:type="curve" svg:x1="5.601cm" svg:y1="17.497cm" svg:x2="7.225cm" svg:y2="21.545cm" draw:start-shape="id1" draw:start-glue-point="6" draw:end-shape="id2" draw:end-glue-point="4" svg:d="M5601 17497c0 3036 1624 1012 1624 4048" svg:viewBox="0 0 1625 4049">
          <text:p/>
        </draw:connector>
        <draw:custom-shape draw:style-name="gr1" draw:text-style-name="P2" xml:id="id3" draw:id="id3" draw:layer="layout" svg:width="1.996cm" svg:height="2.511cm" svg:x="14.589cm" svg:y="14.941cm">
          <text:p text:style-name="P1">Fil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4.957cm" svg:height="6.502cm" svg:x="13.095cm" svg:y="18.83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VCS 3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1.357cm" svg:height="1.706cm" svg:x="14.337cm" svg:y="21.5cm">
          <text:p text:style-name="P1">V. 1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xml:id="id4" draw:id="id4" draw:layer="layout" svg:width="1.356cm" svg:height="1.706cm" svg:x="16.011cm" svg:y="21.5cm">
          <text:p text:style-name="P1">V. 2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4" draw:layer="layout" draw:type="curve" svg:x1="15.587cm" svg:y1="17.452cm" svg:x2="16.689cm" svg:y2="21.5cm" draw:start-shape="id3" draw:start-glue-point="6" draw:end-shape="id4" draw:end-glue-point="4" svg:d="M15587 17452c0 3036 1102 1012 1102 4048" svg:viewBox="0 0 1103 4049">
          <text:p/>
        </draw:connector>
        <draw:custom-shape draw:style-name="gr1" draw:text-style-name="P2" xml:id="id5" draw:id="id5" draw:layer="layout" svg:width="1.996cm" svg:height="2.511cm" svg:x="9.789cm" svg:y="2.741cm">
          <text:p text:style-name="P1">Fil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4.957cm" svg:height="6.502cm" svg:x="8.295cm" svg:y="6.637cm">
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DVCS 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1.357cm" svg:height="1.706cm" svg:x="9.437cm" svg:y="9.3cm">
          <text:p text:style-name="P1">V. 1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xml:id="id6" draw:id="id6" draw:layer="layout" svg:width="1.356cm" svg:height="1.706cm" svg:x="11.111cm" svg:y="9.3cm">
          <text:p text:style-name="P1">V. 2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4" draw:layer="layout" draw:type="curve" svg:x1="10.787cm" svg:y1="5.252cm" svg:x2="11.789cm" svg:y2="9.3cm" draw:start-shape="id5" draw:start-glue-point="6" draw:end-shape="id6" draw:end-glue-point="4" svg:d="M10787 5252c0 3036 1002 1012 1002 4048" svg:viewBox="0 0 1003 4049">
          <text:p/>
        </draw:connector>
        <draw:custom-shape draw:style-name="gr6" draw:text-style-name="P5" draw:layer="layout" svg:width="5.08cm" svg:height="1.651cm" svg:x="8.085cm" svg:y="18.39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5" draw:layer="layout" svg:width="5.08cm" svg:height="1.651cm" draw:transform="rotate (1.02293747459388) translate (6.733cm 17.42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5" draw:layer="layout" svg:width="5.08cm" svg:height="1.651cm" draw:transform="rotate (-1.05156087432658) translate (11.95cm 13.13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0T17:17:31.870936000</meta:creation-date>
    <dc:date>2015-08-20T17:37:54.904783000</dc:date>
    <meta:editing-duration>PT20M22S</meta:editing-duration>
    <meta:editing-cycles>2</meta:editing-cycles>
    <meta:generator>LibreOffice/5.0.0.5$MacOSX_X86_64 LibreOffice_project/1b1a90865e348b492231e1c451437d7a15bb262b</meta:generator>
    <meta:document-statistic meta:object-count="19"/>
  </office:meta>
</office:document-meta>
</file>